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3:.F3])" office:value-type="float" office:value="34700" calcext:value-type="float">
            <text:p>347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6];[.G86])-[.J2]" office:value-type="float" office:value="37000" calcext:value-type="float">
            <text:p>37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;[.K35])" office:value-type="float" office:value="33000" calcext:value-type="float">
            <text:p>33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 office:value-type="float" office:value="15000" calcext:value-type="float">
            <text:p>15000</text:p>
          </table:table-cell>
          <table:table-cell table:formula="of:=[.L5]-[.L4]" office:value-type="float" office:value="-4000" calcext:value-type="float">
            <text:p>-40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table:number-columns-repeated="3"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E28];[.F28])" office:value-type="float" office:value="763.636363636364" calcext:value-type="float">
            <text:p>763.6363636364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C27:.C28];[.E28])" office:value-type="float" office:value="809.090909090909" calcext:value-type="float">
            <text:p>809.0909090909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1200" calcext:value-type="float">
            <text:p>1200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1636.84210526316" calcext:value-type="float">
            <text:p>1636.8421052632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2" office:value-type="float" office:value="372.727272727273" calcext:value-type="float">
            <text:p>372.7272727273</text:p>
          </table:table-cell>
          <table:table-cell table:formula="of:=[.F3]/20" office:value-type="float" office:value="0" calcext:value-type="float">
            <text:p>0</text:p>
          </table:table-cell>
          <table:table-cell/>
          <table:table-cell table:formula="of:=SUM([.B28:.F28])" office:value-type="float" office:value="1636.84210526316" calcext:value-type="float">
            <text:p>1636.8421052632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92400" calcext:value-type="float">
            <text:p>92400</text:p>
          </table:table-cell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34700" calcext:value-type="float">
            <text:p>34700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0:02:50.031492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8T11:06:33.914436558</dc:date>
    <meta:editing-duration>P9DT20H57M22S</meta:editing-duration>
    <meta:editing-cycles>3049</meta:editing-cycles>
    <meta:generator>LibreOffice/4.2.8.2$Linux_X86_64 LibreOffice_project/420m0$Build-2</meta:generator>
    <meta:document-statistic meta:table-count="18" meta:cell-count="8349" meta:object-count="0"/>
  </office:meta>
</office:document-meta>
</file>